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6" style:family="paragraph">
      <style:paragraph-properties fo:margin-left="0cm" fo:margin-right="0cm" fo:margin-top="0cm" fo:margin-bottom="0cm" fo:text-indent="0.318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000000" style:font-name="Segoe UI1" fo:font-size="32pt" fo:text-shadow="1pt 1pt" fo:font-weight="normal" style:font-name-asian="Segoe UI1" style:font-size-asian="8.5pt" style:font-weight-asian="normal" style:font-name-complex="Segoe UI1" style:font-size-complex="8.5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32pt" fo:text-shadow="1pt 1pt" fo:font-weight="normal" style:font-name-asian="Segoe UI1" style:font-size-asian="8.5pt" style:font-weight-asian="normal" style:font-name-complex="Segoe UI1" style:font-size-complex="8.5pt" style:font-weight-complex="normal"/>
    </style:style>
    <style:style style:name="T1" style:family="text">
      <style:text-properties fo:color="#ffffff" style:font-name="Segoe UI2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2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2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Old Testament Reading</text:span></text:p>
            <text:p text:style-name="P1"><text:span text:style-name="T2">Leviticus 18:1–5, 19:9-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6.263cm" svg:x="1.524cm" svg:y="0.508cm">
          <draw:text-box>
            <text:p text:style-name="P4"><text:span text:style-name="T3">1</text:span><text:span text:style-name="T4"> The L</text:span><text:span text:style-name="T5">ORD</text:span><text:span text:style-name="T4"> spoke to Moses, saying, </text:span><text:span text:style-name="T3">2</text:span><text:span text:style-name="T4">“Speak to the people of Israel and say to them, I am the L</text:span><text:span text:style-name="T5">ORD</text:span><text:span text:style-name="T4"> your God. </text:span><text:span text:style-name="T5">3</text:span><text:span text:style-name="T4">You shall not do as they do in the land of Egypt, where you liv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9.269cm" svg:x="1.524cm" svg:y="0.508cm">
          <draw:text-box>
            <text:p text:style-name="P4"><text:span text:style-name="T4">and you shall not do as they do in the land of Canaan, to which I am bringing you. You shall not walk in their statutes. </text:span></text:p>
            <text:p text:style-name="P4"><text:span text:style-name="T3">4</text:span><text:span text:style-name="T4">You shall follow my just decrees and keep my statutes and walk in them. I am the L</text:span><text:span text:style-name="T5">ORD</text:span><text:span text:style-name="T4"> y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5.146cm" svg:height="4.76cm" svg:x="1.524cm" svg:y="0.508cm">
          <draw:text-box>
            <text:p text:style-name="P4"><text:span text:style-name="T3">5</text:span><text:span text:style-name="T4">You shall therefore keep my statutes and my just decrees if a person does them, he shall live by them: I am the L</text:span><text:span text:style-name="T5">ORD</text:span><text:span text:style-name="T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5.146cm" svg:height="9.269cm" svg:x="1.524cm" svg:y="0.508cm">
          <draw:text-box>
            <text:p text:style-name="P6"><text:span text:style-name="T3">9</text:span><text:span text:style-name="T5">“When you reap the harvest of your land, you shall not reap your field right up to its edge, neither shall you gather the gleanings after your harvest. </text:span><text:span text:style-name="T3">10</text:span><text:span text:style-name="T5">And you shall not strip your vineyard bare, neither shall you gather the fallen grapes of your vineya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8" draw:layer="layout" svg:width="25.146cm" svg:height="6.263cm" svg:x="1.524cm" svg:y="0.508cm">
          <draw:text-box>
            <text:p text:style-name="P4"><text:span text:style-name="T5">You shall leave them for the poor and for the sojourner: I am the LORD your God.</text:span></text:p>
            <text:p text:style-name="P4"><text:span text:style-name="T3">11</text:span><text:span text:style-name="T5">“You shall not steal; you shall not deal falsely; you shall not lie to one ano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5.146cm" svg:height="7.766cm" svg:x="1.524cm" svg:y="0.508cm">
          <draw:text-box>
            <text:p text:style-name="P4"><text:span text:style-name="T3">12</text:span><text:span text:style-name="T5">You shall not swear by my name falsely, and so profane the name of your God: I am the LORD.</text:span></text:p>
            <text:p text:style-name="P4"><text:span text:style-name="T3">13</text:span><text:span text:style-name="T5">“You shall not oppress your neighbor or rob him. The wages of a hired servant shall not remain with you all night until the morn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8" draw:layer="layout" svg:width="25.146cm" svg:height="6.263cm" svg:x="1.524cm" svg:y="0.508cm">
          <draw:text-box>
            <text:p text:style-name="P4"><text:span text:style-name="T3">14</text:span><text:span text:style-name="T5">You shall not curse the deaf or put a stumbling block before the blind, but you shall fear your God: I am the LORD.</text:span></text:p>
            <text:p text:style-name="P6"><text:span text:style-name="T3">15</text:span><text:span text:style-name="T5">“You shall do no injustice in cou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8" draw:layer="layout" svg:width="25.146cm" svg:height="9.269cm" svg:x="1.524cm" svg:y="0.508cm">
          <draw:text-box>
            <text:p text:style-name="P4"><text:span text:style-name="T5">You shall not be partial to the poor or defer to the great, but in righteousness shall you judge your neighbor. </text:span><text:span text:style-name="T3">16</text:span><text:span text:style-name="T5">You shall not go around as a slanderer among your people, and you shall not stand up against the life of your neighbor: I am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8" draw:layer="layout" svg:width="25.146cm" svg:height="4.76cm" svg:x="1.524cm" svg:y="0.508cm">
          <draw:text-box>
            <text:p text:style-name="P4"><text:span text:style-name="T3">17</text:span><text:span text:style-name="T5">“You shall not hate your brother in your heart, but you shall reason frankly with your neighbor, lest you incur sin because of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6" draw:text-style-name="P8" draw:layer="layout" svg:width="25.146cm" svg:height="7.766cm" svg:x="1.524cm" svg:y="0.508cm">
          <draw:text-box>
            <text:p text:style-name="P4"><text:span text:style-name="T3">18</text:span><text:span text:style-name="T5">You shall not take vengeance or bear a grudge against the sons of your own people, but you shall love your neighbor as yourself: I am the LORD.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4:27:33.956000000</meta:creation-date>
    <dc:date>2016-07-07T19:39:21.557000000</dc:date>
    <meta:editing-duration>PT9M27S</meta:editing-duration>
    <meta:editing-cycles>4</meta:editing-cycles>
    <meta:generator>LibreOffice/5.1.4.2$Windows_X86_64 LibreOffice_project/f99d75f39f1c57ebdd7ffc5f42867c12031db97a</meta:generator>
    <meta:document-statistic meta:object-count="54"/>
  </office:meta>
</office:document-meta>
</file>